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1.214cm" style:use-optimal-column-width="false"/>
    </style:style>
    <style:style style:name="co2" style:family="table-column">
      <style:table-column-properties style:column-width="6.947cm" style:use-optimal-column-width="false"/>
    </style:style>
    <style:style style:name="co3" style:family="table-column">
      <style:table-column-properties style:column-width="103.204cm" style:use-optimal-column-width="false"/>
    </style:style>
    <style:style style:name="ro1" style:family="table-row">
      <style:table-row-properties style:row-height="30.869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 style:writing-mode="rl-tb"/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style:writing-mode="rl-tb"/>
      <style:paragraph-properties fo:margin-left="1.5cm" fo:margin-right="1.5cm" fo:margin-top="1.5cm" fo:margin-bottom="1.5cm" fo:text-align="end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 style:writing-mode="rl-tb"/>
      <style:paragraph-properties fo:margin-left="1.5cm" fo:margin-right="1.5cm" fo:margin-top="1.5cm" fo:margin-bottom="1.5cm" fo:text-align="center" fo:text-indent="0cm" style:text-autospace="none" style:writing-mode="rl-tb"/>
      <style:text-properties style:font-name="Tahoma" fo:font-size="180pt" fo:font-weight="bold" style:font-name-asian="Liberation Sans1" style:font-size-asian="180pt" style:font-weight-asian="bold" style:font-name-complex="Liberation Sans1" style:font-size-complex="180pt" style:font-weight-complex="bold"/>
    </style:style>
    <style:style style:name="ce4" style:family="table-cell">
      <loext:graphic-properties draw:textarea-vertical-align="middle" style:writing-mode="rl-tb"/>
      <style:paragraph-properties fo:margin-left="1.5cm" fo:margin-right="1.5cm" fo:margin-top="1.5cm" fo:margin-bottom="1.5cm" fo:text-align="justify" fo:text-align-last="justify" fo:text-indent="0cm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margin-left="1.5cm" fo:margin-right="1.5cm" fo:margin-top="1.5cm" fo:margin-bottom="1.5cm" fo:text-align="end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vertical-align="middle" style:writing-mode="rl-tb"/>
      <style:paragraph-properties fo:margin-left="1.5cm" fo:margin-right="1.5cm" fo:margin-top="1.5cm" fo:margin-bottom="1.5cm" fo:text-align="center" fo:text-indent="0cm" style:text-autospace="none" style:writing-mode="rl-tb"/>
      <style:text-properties style:font-name="Tahoma" fo:font-size="180pt" style:font-name-asian="Liberation Sans1" style:font-size-asian="180pt" style:font-name-complex="Liberation Sans1" style:font-size-complex="180pt"/>
    </style:style>
    <style:style style:name="ce7" style:family="table-cell">
      <loext:graphic-properties draw:textarea-vertical-align="middle" style:writing-mode="rl-tb"/>
      <style:paragraph-properties fo:margin-left="1.5cm" fo:margin-right="1.5cm" fo:margin-top="1.5cm" fo:margin-bottom="1.5cm" fo:text-align="center" fo:text-indent="0cm" style:text-autospace="none" style:writing-mode="rl-tb"/>
      <style:text-properties style:font-name="Tahoma" fo:font-size="180pt" style:font-size-asian="180pt" style:font-size-complex="180pt"/>
    </style:style>
    <style:style style:name="P1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Tahoma" fo:font-size="180pt" fo:font-weight="bold" style:font-name-asian="Liberation Sans1" style:font-size-asian="180pt" style:font-weight-asian="bold" style:font-name-complex="Liberation Sans1" style:font-size-complex="180pt" style:font-weight-complex="bold"/>
    </style:style>
    <style:style style:name="P3" style:family="paragraph">
      <style:paragraph-properties fo:margin-left="1.5cm" fo:margin-right="1.5cm" fo:margin-top="1.5cm" fo:margin-bottom="1.5cm" fo:text-align="justify" fo:text-align-last="justify" fo:text-indent="0cm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end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Tahoma" fo:font-size="180pt" style:font-name-asian="Liberation Sans1" style:font-size-asian="180pt" style:font-name-complex="Liberation Sans1" style:font-size-complex="180pt"/>
    </style:style>
    <style:style style:name="P6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Tahoma" fo:font-size="180pt" style:font-size-asian="180pt" style:font-size-complex="18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bold" style:font-name-asian="Liberation Sans1" style:font-size-asian="180pt" style:font-weight-asian="bold" style:font-name-complex="Liberation Sans1" style:font-size-complex="180pt" style:font-weight-complex="bold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5" style:family="text">
      <style:text-properties style:font-name="Tahoma" fo:font-size="180pt" style:font-size-asian="180pt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1.364cm" svg:height="258.75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آ کے پرسہ لو اپنے بابا کا العجل العجل امام زماں</text:span><text:span text:style-name="T1"><text:line-break/></text:span><text:span text:style-name="T1">سامرہ سے اُٹھا ہے اِک لاشہ العجل العجل امام زماں</text:span></text:p>
              </table:table-cell>
              <table:table-cell table:style-name="ce2"/>
              <table:table-cell table:style-name="ce3">
                <text:p text:style-name="P2"><text:span text:style-name="T2">Aa ke pursa lo apne Baba ka</text:span><text:span text:style-name="T2"><text:line-break/></text:span><text:span text:style-name="T2">al-ajal al-ajal Imam-e-Zaman</text:span><text:span text:style-name="T2"><text:line-break/></text:span><text:span text:style-name="T2">Samarra se utha hai ik laasha</text:span><text:span text:style-name="T2"><text:line-break/></text:span><text:span text:style-name="T2">al-ajal al-ajal Imam-e-Zaman</text:span></text:p>
              </table:table-cell>
            </table:table-row>
            <table:table-row table:style-name="ro2">
              <table:table-cell table:style-name="ce4">
                <text:p text:style-name="P3"><text:span text:style-name="T3">آج گیاره امام روتے ہیں</text:span><text:span text:style-name="T3"><text:line-break/></text:span><text:span text:style-name="T3">خود رسولِ انام روتے ہیں</text:span><text:span text:style-name="T3"><text:line-break/></text:span><text:span text:style-name="T3">بین کرتی ہیں فاطمہ زهراء</text:span><text:span text:style-name="T3"><text:line-break/></text:span><text:span text:style-name="T3">العجل العجل امام زماں</text:span></text:p>
              </table:table-cell>
              <table:table-cell table:style-name="ce5">
                <text:p text:style-name="P4"><text:span text:style-name="T3">1</text:span></text:p>
              </table:table-cell>
              <table:table-cell table:style-name="ce6">
                <text:p text:style-name="P5"><text:span text:style-name="T4">Aaj gyaara Imam rote hain</text:span><text:span text:style-name="T4"><text:line-break/></text:span><text:span text:style-name="T4">Khud Rasool-e-Anam rote hain</text:span><text:span text:style-name="T4"><text:line-break/></text:span><text:span text:style-name="T4">Bain karti hain Fatima Zahra</text:span><text:span text:style-name="T4"><text:line-break/></text:span><text:span text:style-name="T4">al-ajal al-ajal Imam-e-Zaman</text:span></text:p>
              </table:table-cell>
            </table:table-row>
            <table:table-row table:style-name="ro2">
              <table:table-cell table:style-name="ce4">
                <text:p text:style-name="P3"><text:span text:style-name="T3">تھرتھراتی ہے سامرہ کی زمیں</text:span><text:span text:style-name="T3"><text:line-break/></text:span><text:span text:style-name="T3">کون سا گھر ہے جس میں سوگ نہیں</text:span><text:span text:style-name="T3"><text:line-break/></text:span><text:span text:style-name="T3">خود بقیہ سے آئی ہیں زہراء</text:span><text:span text:style-name="T3"><text:line-break/></text:span><text:span text:style-name="T3">العجل العجل امام زماں</text:span></text:p>
              </table:table-cell>
              <table:table-cell table:style-name="ce5">
                <text:p text:style-name="P4"><text:span text:style-name="T3">2</text:span></text:p>
              </table:table-cell>
              <table:table-cell table:style-name="ce7">
                <text:p text:style-name="P6"><text:span text:style-name="T5">Thartharati hai Samarra ki zameen</text:span><text:span text:style-name="T5"><text:line-break/></text:span><text:span text:style-name="T5">Kaun sa ghar hai jis mein sog nahin</text:span><text:span text:style-name="T5"><text:line-break/></text:span><text:span text:style-name="T5">Khud Baqayya se aayi hain Zahra</text:span><text:span text:style-name="T5"><text:line-break/></text:span><text:span text:style-name="T5">al-ajal al-ajal Imam-e-Zaman</text:span></text:p>
              </table:table-cell>
            </table:table-row>
            <table:table-row table:style-name="ro2">
              <table:table-cell table:style-name="ce4">
                <text:p text:style-name="P3"><text:span text:style-name="T3">آ گئی قُم سے ایک شہزادی</text:span><text:span text:style-name="T3"><text:line-break/></text:span><text:span text:style-name="T3">اور زینب بھی شام سے آئی</text:span><text:span text:style-name="T3"><text:line-break/></text:span><text:span text:style-name="T3">لب پہ دونوں کے ہے یہی نوحہ</text:span><text:span text:style-name="T3"><text:line-break/></text:span><text:span text:style-name="T3">العجل العجل امام زماں</text:span></text:p>
              </table:table-cell>
              <table:table-cell table:style-name="ce5">
                <text:p text:style-name="P4"><text:span text:style-name="T3">3</text:span></text:p>
              </table:table-cell>
              <table:table-cell table:style-name="ce7">
                <text:p text:style-name="P6"><text:span text:style-name="T5">Aa gayi Qum se aik Shehzadi</text:span><text:span text:style-name="T5"><text:line-break/></text:span><text:span text:style-name="T5">Aur Zainab bhi Shaam se aayi</text:span><text:span text:style-name="T5"><text:line-break/></text:span><text:span text:style-name="T5">Lab pe donon ke hai yehi noha</text:span><text:span text:style-name="T5"><text:line-break/></text:span><text:span text:style-name="T5">al-ajal al-ajal Imam-e-Zaman</text:span></text:p>
              </table:table-cell>
            </table:table-row>
            <table:table-row table:style-name="ro2">
              <table:table-cell table:style-name="ce4">
                <text:p text:style-name="P3"><text:span text:style-name="T3">سامرہ میں ہوا ہے حشر بپا</text:span><text:span text:style-name="T3"><text:line-break/></text:span><text:span text:style-name="T3">پھر سے سادات پہ ہے <text:s/>وقت کڑا</text:span><text:span text:style-name="T3"><text:line-break/></text:span><text:span text:style-name="T3">منتظر ہے نماز کو لاشہ</text:span><text:span text:style-name="T3"><text:line-break/></text:span><text:span text:style-name="T3">العجل العجل امام زماں</text:span></text:p>
              </table:table-cell>
              <table:table-cell table:style-name="ce5">
                <text:p text:style-name="P4"><text:span text:style-name="T3">4</text:span></text:p>
              </table:table-cell>
              <table:table-cell table:style-name="ce7">
                <text:p text:style-name="P6"><text:span text:style-name="T5">Samarra mein hua hai hashr bapa</text:span><text:span text:style-name="T5"><text:line-break/></text:span><text:span text:style-name="T5">Phir se Saadaat pe hai waqt kara</text:span><text:span text:style-name="T5"><text:line-break/></text:span><text:span text:style-name="T5">Muntazir hai namaaz ko laasha</text:span><text:span text:style-name="T5"><text:line-break/></text:span><text:span text:style-name="T5">al-ajal al-ajal Imam-e-Zaman</text:span></text:p>
              </table:table-cell>
            </table:table-row>
            <table:table-row table:style-name="ro2">
              <table:table-cell table:style-name="ce4">
                <text:p text:style-name="P3"><text:span text:style-name="T3">تم نمازِ حسن پڑھاتے ہو</text:span><text:span text:style-name="T3"><text:line-break/></text:span><text:span text:style-name="T3">ہائے عابد کی بےکسی دیکھو</text:span><text:span text:style-name="T3"><text:line-break/></text:span><text:span text:style-name="T3">باپ کى لاش جو اُٹھا نہ سکا</text:span><text:span text:style-name="T3"><text:line-break/></text:span><text:span text:style-name="T3">العجل العجل امام زماں</text:span></text:p>
              </table:table-cell>
              <table:table-cell table:style-name="ce5">
                <text:p text:style-name="P4"><text:span text:style-name="T3">5</text:span></text:p>
              </table:table-cell>
              <table:table-cell table:style-name="ce7">
                <text:p text:style-name="P6"><text:span text:style-name="T5">Tum namaaz-e-Hasan parhaate ho</text:span><text:span text:style-name="T5"><text:line-break/></text:span><text:span text:style-name="T5">Haaye Abid ki bekasi dekho</text:span><text:span text:style-name="T5"><text:line-break/></text:span><text:span text:style-name="T5">Baap ki laash jo utha na saka</text:span><text:span text:style-name="T5"><text:line-break/></text:span><text:span text:style-name="T5">al-ajal al-ajal Imam-e-Zaman</text:span></text:p>
              </table:table-cell>
            </table:table-row>
            <table:table-row table:style-name="ro2">
              <table:table-cell table:style-name="ce4">
                <text:p text:style-name="P3"><text:span text:style-name="T3">لاش پہ هائے بین کون کرے</text:span><text:span text:style-name="T3"><text:line-break/></text:span><text:span text:style-name="T3">نہ ہے دختر نہ پاس بیٹا ہے</text:span><text:span text:style-name="T3"><text:line-break/></text:span><text:span text:style-name="T3">یاد آنے لگی ہے کرب و بلا</text:span><text:span text:style-name="T3"><text:line-break/></text:span><text:span text:style-name="T3">العجل العجل امام زماں</text:span></text:p>
              </table:table-cell>
              <table:table-cell table:style-name="ce5">
                <text:p text:style-name="P4"><text:span text:style-name="T3">6</text:span></text:p>
              </table:table-cell>
              <table:table-cell table:style-name="ce7">
                <text:p text:style-name="P6"><text:span text:style-name="T5">Laash pe haye bain kaun kare</text:span><text:span text:style-name="T5"><text:line-break/></text:span><text:span text:style-name="T5">Na hai dukhtar na paas beta hai</text:span><text:span text:style-name="T5"><text:line-break/></text:span><text:span text:style-name="T5">Yaad aane lagi hai Karb-o-Bala</text:span><text:span text:style-name="T5"><text:line-break/></text:span><text:span text:style-name="T5">al-ajal al-ajal Imam-e-Zama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91.36cm" fo:page-height="258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8-29T17:24:44.592930400</dc:date>
    <meta:editing-duration>PT48M21S</meta:editing-duration>
    <meta:editing-cycles>11</meta:editing-cycles>
    <meta:generator>LibreOffice/25.2.5.2$Windows_X86_64 LibreOffice_project/03d19516eb2e1dd5d4ccd751a0d6f35f35e08022</meta:generator>
    <meta:document-statistic meta:object-count="1"/>
  </office:meta>
</office:document-meta>
</file>